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Class Notes 9/11/18</text:p>
      <text:p text:style-name="P2">- 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tt Stillman</meta:initial-creator>
    <meta:creation-date>2018-09-11T15:12:33</meta:creation-date>
    <dc:date>2018-09-11T17:59:21</dc:date>
    <dc:creator>Matt Stillman</dc:creator>
    <meta:editing-duration>PT02H46M48S</meta:editing-duration>
    <meta:editing-cycles>4</meta:editing-cycles>
    <meta:generator>OpenOffice.org/3.1$Unix OpenOffice.org_project/310m19$Build-9420</meta:generator>
    <meta:document-statistic meta:table-count="0" meta:image-count="0" meta:object-count="0" meta:page-count="1" meta:paragraph-count="2" meta:word-count="6" meta:character-count="29"/>
  </office:meta>
</office:document-meta>
</file>